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PCB Edge Programming</text:span> Interface (PEPI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rnal Flash SPI Chip Sele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nternal Flash SPI IO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Internal Flash SPI IO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Internal Flash SPI Clo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Internal Flash SPI IO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Internal Flash SPI IO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MS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TDI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CK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TDO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I2C Bus Cl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2C SDA</text:p>
          </table:table-cell>
          <table:table-cell office:value-type="string" calcext:value-type="string">
            <text:p>I2C Bus D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ART RX</text:p>
          </table:table-cell>
          <table:table-cell office:value-type="string" calcext:value-type="string">
            <text:p>UART Reciev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ART TX</text:p>
          </table:table-cell>
          <table:table-cell office:value-type="string" calcext:value-type="string">
            <text:p>UART Transmi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3.3v power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CB Edge GPIO Interface (PEGI)</text:p>
          </table:table-cell>
          <table:covered-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+3.3v po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36:29.606995209</meta:creation-date>
    <dc:date>2021-05-19T17:52:11.472806951</dc:date>
    <meta:editing-duration>PT5H22M20S</meta:editing-duration>
    <meta:editing-cycles>2</meta:editing-cycles>
    <meta:generator>LibreOffice/7.1.3.2$Linux_X86_64 LibreOffice_project/10$Build-2</meta:generator>
    <meta:document-statistic meta:table-count="1" meta:cell-count="107" meta:object-count="0"/>
  </office:meta>
</office:document-meta>
</file>